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4"/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5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6"/>
        <table:table-column table:style-name="co2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|P|</text:p>
          </table:table-cell>
          <table:table-cell table:style-name="ce1" office:value-type="string" calcext:value-type="string">
            <text:p>|V|</text:p>
          </table:table-cell>
          <table:table-cell table:style-name="ce1" office:value-type="string" calcext:value-type="string">
            <text:p>|E|</text:p>
          </table:table-cell>
          <table:table-cell table:style-name="ce1" office:value-type="string" calcext:value-type="string">
            <text:p>sqrt &amp; pow</text:p>
          </table:table-cell>
          <table:table-cell table:style-name="ce1" office:value-type="string" calcext:value-type="string">
            <text:p>edges list</text:p>
          </table:table-cell>
          <table:table-cell table:style-name="ce1" office:value-type="string" calcext:value-type="string">
            <text:p>all_pairs</text:p>
          </table:table-cell>
          <table:table-cell table:style-name="ce4" office:value-type="string" calcext:value-type="string">
            <text:p>main work [s]</text:p>
          </table:table-cell>
          <table:table-cell table:style-name="ce1" office:value-type="string" calcext:value-type="string">
            <text:p>iter edges [s]</text:p>
          </table:table-cell>
          <table:table-cell table:style-name="ce7" office:value-type="string" calcext:value-type="string">
            <text:p>total [s]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osine Seq.</text:p>
          </table:table-cell>
          <table:table-cell office:value-type="float" office:value="974691" calcext:value-type="float">
            <text:p>974691</text:p>
          </table:table-cell>
          <table:table-cell office:value-type="float" office:value="595049" calcext:value-type="float">
            <text:p>595049</text:p>
          </table:table-cell>
          <table:table-cell office:value-type="float" office:value="2260738" calcext:value-type="float">
            <text:p>2260738</text:p>
          </table:table-cell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7.7" calcext:value-type="float">
            <text:p>7.7</text:p>
          </table:table-cell>
          <table:table-cell table:style-name="ce5" table:formula="of:=+SUM([.E4:.G4])" office:value-type="float" office:value="11.3" calcext:value-type="float">
            <text:p>11.3</text:p>
          </table:table-cell>
          <table:table-cell table:style-name="ce2"/>
          <table:table-cell table:style-name="ce8" office:value-type="float" office:value="19.17464" calcext:value-type="float">
            <text:p>19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ine Seq.</text:p>
          </table:table-cell>
          <table:table-cell office:value-type="float" office:value="974691" calcext:value-type="float">
            <text:p>974691</text:p>
          </table:table-cell>
          <table:table-cell office:value-type="float" office:value="595049" calcext:value-type="float">
            <text:p>595049</text:p>
          </table:table-cell>
          <table:table-cell office:value-type="float" office:value="2260738" calcext:value-type="float">
            <text:p>2260738</text:p>
          </table:table-cell>
          <table:table-cell table:style-name="ce2" office:value-type="float" office:value="4" calcext:value-type="float">
            <text:p>4.0</text:p>
          </table:table-cell>
          <table:table-cell table:style-name="ce2"/>
          <table:table-cell table:style-name="ce2" office:value-type="float" office:value="7.9" calcext:value-type="float">
            <text:p>7.9</text:p>
          </table:table-cell>
          <table:table-cell table:style-name="ce5" table:formula="of:=+SUM([.E5:.G5])" office:value-type="float" office:value="11.9" calcext:value-type="float">
            <text:p>11.9</text:p>
          </table:table-cell>
          <table:table-cell table:style-name="ce2"/>
          <table:table-cell table:style-name="ce8" office:value-type="float" office:value="20.03557" calcext:value-type="float">
            <text:p>2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. E=[]</text:p>
          </table:table-cell>
          <table:table-cell office:value-type="float" office:value="974691" calcext:value-type="float">
            <text:p>974691</text:p>
          </table:table-cell>
          <table:table-cell office:value-type="float" office:value="595049" calcext:value-type="float">
            <text:p>595049</text:p>
          </table:table-cell>
          <table:table-cell office:value-type="float" office:value="2260732" calcext:value-type="float">
            <text:p>226073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9" calcext:value-type="float">
            <text:p>9.9</text:p>
          </table:table-cell>
          <table:table-cell table:style-name="ce5" table:formula="of:=+SUM([.E6:.G6])" office:value-type="float" office:value="18" calcext:value-type="float">
            <text:p>18.0</text:p>
          </table:table-cell>
          <table:table-cell table:style-name="ce2" table:formula="of:=+[.J6]-[.H6]" office:value-type="float" office:value="5.50191" calcext:value-type="float">
            <text:p>5.5</text:p>
          </table:table-cell>
          <table:table-cell table:style-name="ce8" office:value-type="float" office:value="23.50191" calcext:value-type="float">
            <text:p>23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ine Seq.</text:p>
          </table:table-cell>
          <table:table-cell office:value-type="float" office:value="1255068" calcext:value-type="float">
            <text:p>1255068</text:p>
          </table:table-cell>
          <table:table-cell office:value-type="float" office:value="687060" calcext:value-type="float">
            <text:p>687060</text:p>
          </table:table-cell>
          <table:table-cell office:value-type="float" office:value="2806064" calcext:value-type="float">
            <text:p>2806064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8" office:value-type="float" office:value="25.51928" calcext:value-type="float">
            <text:p>25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. E=[]</text:p>
          </table:table-cell>
          <table:table-cell office:value-type="float" office:value="1255068" calcext:value-type="float">
            <text:p>1255068</text:p>
          </table:table-cell>
          <table:table-cell office:value-type="float" office:value="687060" calcext:value-type="float">
            <text:p>687060</text:p>
          </table:table-cell>
          <table:table-cell office:value-type="float" office:value="2806058" calcext:value-type="float">
            <text:p>280605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07" calcext:value-type="float">
            <text:p>11.1</text:p>
          </table:table-cell>
          <table:table-cell table:style-name="ce5" table:formula="of:=+SUM([.E8:.G8])" office:value-type="float" office:value="22.17" calcext:value-type="float">
            <text:p>22.2</text:p>
          </table:table-cell>
          <table:table-cell table:style-name="ce2" table:formula="of:=+[.J8]-[.H8]" office:value-type="float" office:value="8.54775" calcext:value-type="float">
            <text:p>8.5</text:p>
          </table:table-cell>
          <table:table-cell table:style-name="ce8" office:value-type="float" office:value="30.71775" calcext:value-type="float">
            <text:p>3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ine Seq.</text:p>
          </table:table-cell>
          <table:table-cell office:value-type="float" office:value="2238999" calcext:value-type="float">
            <text:p>2238999</text:p>
          </table:table-cell>
          <table:table-cell office:value-type="float" office:value="1009160" calcext:value-type="float">
            <text:p>1009160</text:p>
          </table:table-cell>
          <table:table-cell office:value-type="float" office:value="4452513" calcext:value-type="float">
            <text:p>4452513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8" office:value-type="float" office:value="38.42302" calcext:value-type="float">
            <text:p>38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ine Seq.</text:p>
          </table:table-cell>
          <table:table-cell office:value-type="float" office:value="2238999" calcext:value-type="float">
            <text:p>2238999</text:p>
          </table:table-cell>
          <table:table-cell office:value-type="float" office:value="1009160" calcext:value-type="float">
            <text:p>1009160</text:p>
          </table:table-cell>
          <table:table-cell office:value-type="float" office:value="4452513" calcext:value-type="float">
            <text:p>4452513</text:p>
          </table:table-cell>
          <table:table-cell table:style-name="ce2" office:value-type="float" office:value="7.2" calcext:value-type="float">
            <text:p>7.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8" office:value-type="float" office:value="38.84999" calcext:value-type="float">
            <text:p>38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. E=[]</text:p>
          </table:table-cell>
          <table:table-cell office:value-type="float" office:value="2238999" calcext:value-type="float">
            <text:p>2238999</text:p>
          </table:table-cell>
          <table:table-cell office:value-type="float" office:value="1009160" calcext:value-type="float">
            <text:p>1009160</text:p>
          </table:table-cell>
          <table:table-cell office:value-type="float" office:value="4452506" calcext:value-type="float">
            <text:p>445250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7" calcext:value-type="float">
            <text:p>10.7</text:p>
          </table:table-cell>
          <table:table-cell table:style-name="ce5" table:formula="of:=+SUM([.E11:.G11])" office:value-type="float" office:value="28.4" calcext:value-type="float">
            <text:p>28.4</text:p>
          </table:table-cell>
          <table:table-cell table:style-name="ce2" table:formula="of:=+[.J11]-[.H11]" office:value-type="float" office:value="10.43277" calcext:value-type="float">
            <text:p>10.4</text:p>
          </table:table-cell>
          <table:table-cell table:style-name="ce8" office:value-type="float" office:value="38.83277" calcext:value-type="float">
            <text:p>38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. E=[]</text:p>
          </table:table-cell>
          <table:table-cell office:value-type="float" office:value="2238999" calcext:value-type="float">
            <text:p>2238999</text:p>
          </table:table-cell>
          <table:table-cell office:value-type="float" office:value="1009160" calcext:value-type="float">
            <text:p>1009160</text:p>
          </table:table-cell>
          <table:table-cell office:value-type="float" office:value="4452506" calcext:value-type="float">
            <text:p>445250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.6" calcext:value-type="float">
            <text:p>10.6</text:p>
          </table:table-cell>
          <table:table-cell table:style-name="ce5" table:formula="of:=+SUM([.E12:.G12])" office:value-type="float" office:value="29.1" calcext:value-type="float">
            <text:p>29.1</text:p>
          </table:table-cell>
          <table:table-cell table:style-name="ce2" table:formula="of:=+[.J12]-[.H12]" office:value-type="float" office:value="10.63083" calcext:value-type="float">
            <text:p>10.6</text:p>
          </table:table-cell>
          <table:table-cell table:style-name="ce8" office:value-type="float" office:value="39.73083" calcext:value-type="float">
            <text:p>39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. G.edges()</text:p>
          </table:table-cell>
          <table:table-cell office:value-type="float" office:value="2238999" calcext:value-type="float">
            <text:p>2238999</text:p>
          </table:table-cell>
          <table:table-cell office:value-type="float" office:value="1009160" calcext:value-type="float">
            <text:p>1009160</text:p>
          </table:table-cell>
          <table:table-cell office:value-type="float" office:value="4452506" calcext:value-type="float">
            <text:p>4452506</text:p>
          </table:table-cell>
          <table:table-cell table:style-name="ce2" office:value-type="float" office:value="7.1" calcext:value-type="float">
            <text:p>7.1</text:p>
          </table:table-cell>
          <table:table-cell table:style-name="ce2"/>
          <table:table-cell table:style-name="ce2" office:value-type="float" office:value="30.8" calcext:value-type="float">
            <text:p>30.8</text:p>
          </table:table-cell>
          <table:table-cell table:style-name="ce5" table:formula="of:=+SUM([.E13:.G13])" office:value-type="float" office:value="37.9" calcext:value-type="float">
            <text:p>37.9</text:p>
          </table:table-cell>
          <table:table-cell table:style-name="ce2" table:formula="of:=+[.J13]-[.H13]" office:value-type="float" office:value="11.14328" calcext:value-type="float">
            <text:p>11.1</text:p>
          </table:table-cell>
          <table:table-cell table:style-name="ce8" office:value-type="float" office:value="49.04328" calcext:value-type="float">
            <text:p>49.0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J1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1:40:43.530905703</meta:creation-date>
    <dc:date>2016-03-04T12:19:19.328862266</dc:date>
    <meta:editing-duration>PT22M42S</meta:editing-duration>
    <meta:editing-cycles>7</meta:editing-cycles>
    <meta:generator>LibreOffice/4.2.8.2$Linux_X86_64 LibreOffice_project/420m0$Build-2</meta:generator>
    <meta:document-statistic meta:table-count="1" meta:cell-count="90" meta:object-count="0"/>
  </office:meta>
</office:document-meta>
</file>